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44.45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59.99mm" svg:height="89.99mm" svg:x="1mm" svg:y="122.71mm">
            <draw:object draw:notify-on-update-of-ranges="Feuille1.A1:Feuille1.B1 Feuille1.C1:Feuille1.G1 Feuille1.A22:Feuille1.B22 Feuille1.C22:Feuille1.G22 Feuille1.A25:Feuille1.B25 Feuille1.C25:Feuille1.G25 Feuille1.A26:Feuille1.B26 Feuille1.C26:Feuille1.G26 Feuille1.A27:Feuille1.B27 Feuille1.C27:Feuille1.G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table:style-name="Default" office:value-type="string" calcext:value-type="string">
            <text:p>Moyenne trimestrielle</text:p>
          </table:table-cell>
          <table:table-cell office:value-type="string" calcext:value-type="string">
            <text:p>Fonction SI</text:p>
          </table:table-cell>
          <table:table-cell office:value-type="string" calcext:value-type="string">
            <text:p>Fonction ET</text:p>
          </table:table-cell>
          <table:table-cell table:style-name="Default" office:value-type="string" calcext:value-type="string">
            <text:p>Fonction OU</text:p>
          </table:table-cell>
          <table:table-cell office:value-type="string" calcext:value-type="string">
            <text:p>Fonction NON</text:p>
          </table:table-cell>
          <table:table-cell office:value-type="string" calcext:value-type="string">
            <text:p>Fonctions Si Imbriquées</text:p>
          </table:table-cell>
        </table:table-row>
        <table:table-row table:style-name="ro2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MROUND(AVERAGE([.C2:.F2]);0.5)" office:value-type="float" office:value="10.5" calcext:value-type="float">
            <text:p>10,5</text:p>
          </table:table-cell>
          <table:table-cell table:formula="of:=IF([.G2]&gt;=10;&quot;validé&quot;;&quot;non-validé&quot;)" office:value-type="string" office:string-value="validé" calcext:value-type="string">
            <text:p>validé</text:p>
          </table:table-cell>
          <table:table-cell table:formula="of:=IF([.H2]  AND  ([.C2]&gt;=10);&quot;validé&quot;; &quot;non validé&quot;)" office:value-type="string" office:string-value="non validé" calcext:value-type="string">
            <text:p>non validé</text:p>
          </table:table-cell>
          <table:table-cell table:formula="of:=IF([.G2]   AND   (([.C2]&gt;=10)   OR   ([.E2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2]&gt;=16;&quot;TB&quot;;IF([.G2]&gt;=14;&quot;B&quot;;IF([.G2]&gt;=12;&quot;AB&quot;;IF([.G2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MROUND(AVERAGE([.C3:.F3]);0.5)" office:value-type="float" office:value="11.5" calcext:value-type="float">
            <text:p>11,5</text:p>
          </table:table-cell>
          <table:table-cell table:formula="of:=IF([.G3]&gt;=10;&quot;validé&quot;;&quot;non-validé&quot;)" office:value-type="string" office:string-value="validé" calcext:value-type="string">
            <text:p>validé</text:p>
          </table:table-cell>
          <table:table-cell table:formula="of:=IF([.H3]  AND  ([.C3]&gt;=10);&quot;validé&quot;; &quot;non validé&quot;)" office:value-type="string" office:string-value="validé" calcext:value-type="string">
            <text:p>validé</text:p>
          </table:table-cell>
          <table:table-cell table:formula="of:=IF([.G3]   AND   (([.C3]&gt;=10)   OR   ([.E3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3]&gt;=16;&quot;TB&quot;;IF([.G3]&gt;=14;&quot;B&quot;;IF([.G3]&gt;=12;&quot;AB&quot;;IF([.G3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ROUND(AVERAGE([.C4:.F4]);0.5)" office:value-type="float" office:value="11.5" calcext:value-type="float">
            <text:p>11,5</text:p>
          </table:table-cell>
          <table:table-cell table:formula="of:=IF([.G4]&gt;=10;&quot;validé&quot;;&quot;non-validé&quot;)" office:value-type="string" office:string-value="validé" calcext:value-type="string">
            <text:p>validé</text:p>
          </table:table-cell>
          <table:table-cell table:formula="of:=IF([.H4]  AND  ([.C4]&gt;=10);&quot;validé&quot;; &quot;non validé&quot;)" office:value-type="string" office:string-value="non validé" calcext:value-type="string">
            <text:p>non validé</text:p>
          </table:table-cell>
          <table:table-cell table:formula="of:=IF([.G4]   AND   (([.C4]&gt;=10)   OR   ([.E4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4]&gt;=16;&quot;TB&quot;;IF([.G4]&gt;=14;&quot;B&quot;;IF([.G4]&gt;=12;&quot;AB&quot;;IF([.G4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bs</text:p>
          </table:table-cell>
          <table:table-cell table:formula="of:=MROUND(AVERAGE([.C5:.F5]);0.5)" office:value-type="float" office:value="10.5" calcext:value-type="float">
            <text:p>10,5</text:p>
          </table:table-cell>
          <table:table-cell table:formula="of:=IF([.G5]&gt;=10;&quot;validé&quot;;&quot;non-validé&quot;)" office:value-type="string" office:string-value="validé" calcext:value-type="string">
            <text:p>validé</text:p>
          </table:table-cell>
          <table:table-cell table:formula="of:=IF([.H5]  AND  ([.C5]&gt;=10);&quot;validé&quot;; &quot;non validé&quot;)" office:value-type="string" office:string-value="non validé" calcext:value-type="string">
            <text:p>non validé</text:p>
          </table:table-cell>
          <table:table-cell table:formula="of:=IF([.G5]   AND   (([.C5]&gt;=10)   OR   ([.E5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5]&gt;=16;&quot;TB&quot;;IF([.G5]&gt;=14;&quot;B&quot;;IF([.G5]&gt;=12;&quot;AB&quot;;IF([.G5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MROUND(AVERAGE([.C6:.F6]);0.5)" office:value-type="float" office:value="11.5" calcext:value-type="float">
            <text:p>11,5</text:p>
          </table:table-cell>
          <table:table-cell table:formula="of:=IF([.G6]&gt;=10;&quot;validé&quot;;&quot;non-validé&quot;)" office:value-type="string" office:string-value="validé" calcext:value-type="string">
            <text:p>validé</text:p>
          </table:table-cell>
          <table:table-cell table:formula="of:=IF([.H6]  AND  ([.C6]&gt;=10);&quot;validé&quot;; &quot;non validé&quot;)" office:value-type="string" office:string-value="non validé" calcext:value-type="string">
            <text:p>non validé</text:p>
          </table:table-cell>
          <table:table-cell table:formula="of:=IF([.G6]   AND   (([.C6]&gt;=10)   OR   ([.E6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6]&gt;=16;&quot;TB&quot;;IF([.G6]&gt;=14;&quot;B&quot;;IF([.G6]&gt;=12;&quot;AB&quot;;IF([.G6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MROUND(AVERAGE([.C7:.F7]);0.5)" office:value-type="float" office:value="9.5" calcext:value-type="float">
            <text:p>9,5</text:p>
          </table:table-cell>
          <table:table-cell table:formula="of:=IF([.G7]&gt;=10;&quot;validé&quot;;&quot;non-validé&quot;)" office:value-type="string" office:string-value="non-validé" calcext:value-type="string">
            <text:p>non-validé</text:p>
          </table:table-cell>
          <table:table-cell table:formula="of:=IF([.H7]  AND  ([.C7]&gt;=10);&quot;validé&quot;; &quot;non validé&quot;)" office:value-type="string" office:string-value="validé" calcext:value-type="string">
            <text:p>validé</text:p>
          </table:table-cell>
          <table:table-cell table:formula="of:=IF([.G7]   AND   (([.C7]&gt;=10)   OR   ([.E7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7]&gt;=16;&quot;TB&quot;;IF([.G7]&gt;=14;&quot;B&quot;;IF([.G7]&gt;=12;&quot;AB&quot;;IF([.G7]&gt;=10;&quot;passable&quot;;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MROUND(AVERAGE([.C8:.F8]);0.5)" office:value-type="float" office:value="12" calcext:value-type="float">
            <text:p>12,0</text:p>
          </table:table-cell>
          <table:table-cell table:formula="of:=IF([.G8]&gt;=10;&quot;validé&quot;;&quot;non-validé&quot;)" office:value-type="string" office:string-value="validé" calcext:value-type="string">
            <text:p>validé</text:p>
          </table:table-cell>
          <table:table-cell table:formula="of:=IF([.H8]  AND  ([.C8]&gt;=10);&quot;validé&quot;; &quot;non validé&quot;)" office:value-type="string" office:string-value="non validé" calcext:value-type="string">
            <text:p>non validé</text:p>
          </table:table-cell>
          <table:table-cell table:formula="of:=IF([.G8]   AND   (([.C8]&gt;=10)   OR   ([.E8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8]&gt;=16;&quot;TB&quot;;IF([.G8]&gt;=14;&quot;B&quot;;IF([.G8]&gt;=12;&quot;AB&quot;;IF([.G8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ROUND(AVERAGE([.C9:.F9]);0.5)" office:value-type="float" office:value="10" calcext:value-type="float">
            <text:p>10,0</text:p>
          </table:table-cell>
          <table:table-cell table:formula="of:=IF([.G9]&gt;=10;&quot;validé&quot;;&quot;non-validé&quot;)" office:value-type="string" office:string-value="validé" calcext:value-type="string">
            <text:p>validé</text:p>
          </table:table-cell>
          <table:table-cell table:formula="of:=IF([.H9]  AND  ([.C9]&gt;=10);&quot;validé&quot;; &quot;non validé&quot;)" office:value-type="string" office:string-value="non validé" calcext:value-type="string">
            <text:p>non validé</text:p>
          </table:table-cell>
          <table:table-cell table:formula="of:=IF([.G9]   AND   (([.C9]&gt;=10)   OR   ([.E9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9]&gt;=16;&quot;TB&quot;;IF([.G9]&gt;=14;&quot;B&quot;;IF([.G9]&gt;=12;&quot;AB&quot;;IF([.G9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MROUND(AVERAGE([.C10:.F10]);0.5)" office:value-type="float" office:value="9.5" calcext:value-type="float">
            <text:p>9,5</text:p>
          </table:table-cell>
          <table:table-cell table:formula="of:=IF([.G10]&gt;=10;&quot;validé&quot;;&quot;non-validé&quot;)" office:value-type="string" office:string-value="non-validé" calcext:value-type="string">
            <text:p>non-validé</text:p>
          </table:table-cell>
          <table:table-cell table:formula="of:=IF([.H10]  AND  ([.C10]&gt;=10);&quot;validé&quot;; &quot;non validé&quot;)" office:value-type="string" office:string-value="non validé" calcext:value-type="string">
            <text:p>non validé</text:p>
          </table:table-cell>
          <table:table-cell table:formula="of:=IF([.G10]   AND   (([.C10]&gt;=10)   OR   ([.E10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0]&gt;=16;&quot;TB&quot;;IF([.G10]&gt;=14;&quot;B&quot;;IF([.G10]&gt;=12;&quot;AB&quot;;IF([.G10]&gt;=10;&quot;passable&quot;;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MROUND(AVERAGE([.C11:.F11]);0.5)" office:value-type="float" office:value="12.5" calcext:value-type="float">
            <text:p>12,5</text:p>
          </table:table-cell>
          <table:table-cell table:formula="of:=IF([.G11]&gt;=10;&quot;validé&quot;;&quot;non-validé&quot;)" office:value-type="string" office:string-value="validé" calcext:value-type="string">
            <text:p>validé</text:p>
          </table:table-cell>
          <table:table-cell table:formula="of:=IF([.H11]  AND  ([.C11]&gt;=10);&quot;validé&quot;; &quot;non validé&quot;)" office:value-type="string" office:string-value="non validé" calcext:value-type="string">
            <text:p>non validé</text:p>
          </table:table-cell>
          <table:table-cell table:formula="of:=IF([.G11]   AND   (([.C11]&gt;=10)   OR   ([.E11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1]&gt;=16;&quot;TB&quot;;IF([.G11]&gt;=14;&quot;B&quot;;IF([.G11]&gt;=12;&quot;AB&quot;;IF([.G11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MROUND(AVERAGE([.C12:.F12]);0.5)" office:value-type="float" office:value="12" calcext:value-type="float">
            <text:p>12,0</text:p>
          </table:table-cell>
          <table:table-cell table:formula="of:=IF([.G12]&gt;=10;&quot;validé&quot;;&quot;non-validé&quot;)" office:value-type="string" office:string-value="validé" calcext:value-type="string">
            <text:p>validé</text:p>
          </table:table-cell>
          <table:table-cell table:formula="of:=IF([.H12]  AND  ([.C12]&gt;=10);&quot;validé&quot;; &quot;non validé&quot;)" office:value-type="string" office:string-value="non validé" calcext:value-type="string">
            <text:p>non validé</text:p>
          </table:table-cell>
          <table:table-cell table:formula="of:=IF([.G12]   AND   (([.C12]&gt;=10)   OR   ([.E12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2]&gt;=16;&quot;TB&quot;;IF([.G12]&gt;=14;&quot;B&quot;;IF([.G12]&gt;=12;&quot;AB&quot;;IF([.G12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13:.F13]);0.5)" office:value-type="float" office:value="12" calcext:value-type="float">
            <text:p>12,0</text:p>
          </table:table-cell>
          <table:table-cell table:formula="of:=IF([.G13]&gt;=10;&quot;validé&quot;;&quot;non-validé&quot;)" office:value-type="string" office:string-value="validé" calcext:value-type="string">
            <text:p>validé</text:p>
          </table:table-cell>
          <table:table-cell table:formula="of:=IF([.H13]  AND  ([.C13]&gt;=10);&quot;validé&quot;; &quot;non validé&quot;)" office:value-type="string" office:string-value="non validé" calcext:value-type="string">
            <text:p>non validé</text:p>
          </table:table-cell>
          <table:table-cell table:formula="of:=IF([.G13]   AND   (([.C13]&gt;=10)   OR   ([.E13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3]&gt;=16;&quot;TB&quot;;IF([.G13]&gt;=14;&quot;B&quot;;IF([.G13]&gt;=12;&quot;AB&quot;;IF([.G13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MROUND(AVERAGE([.C14:.F14]);0.5)" office:value-type="float" office:value="11.5" calcext:value-type="float">
            <text:p>11,5</text:p>
          </table:table-cell>
          <table:table-cell table:formula="of:=IF([.G14]&gt;=10;&quot;validé&quot;;&quot;non-validé&quot;)" office:value-type="string" office:string-value="validé" calcext:value-type="string">
            <text:p>validé</text:p>
          </table:table-cell>
          <table:table-cell table:formula="of:=IF([.H14]  AND  ([.C14]&gt;=10);&quot;validé&quot;; &quot;non validé&quot;)" office:value-type="string" office:string-value="non validé" calcext:value-type="string">
            <text:p>non validé</text:p>
          </table:table-cell>
          <table:table-cell table:formula="of:=IF([.G14]   AND   (([.C14]&gt;=10)   OR   ([.E14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4]&gt;=16;&quot;TB&quot;;IF([.G14]&gt;=14;&quot;B&quot;;IF([.G14]&gt;=12;&quot;AB&quot;;IF([.G14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MROUND(AVERAGE([.C15:.F15]);0.5)" office:value-type="float" office:value="11.5" calcext:value-type="float">
            <text:p>11,5</text:p>
          </table:table-cell>
          <table:table-cell table:formula="of:=IF([.G15]&gt;=10;&quot;validé&quot;;&quot;non-validé&quot;)" office:value-type="string" office:string-value="validé" calcext:value-type="string">
            <text:p>validé</text:p>
          </table:table-cell>
          <table:table-cell table:formula="of:=IF([.H15]  AND  ([.C15]&gt;=10);&quot;validé&quot;; &quot;non validé&quot;)" office:value-type="string" office:string-value="non validé" calcext:value-type="string">
            <text:p>non validé</text:p>
          </table:table-cell>
          <table:table-cell table:formula="of:=IF([.G15]   AND   (([.C15]&gt;=10)   OR   ([.E15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5]&gt;=16;&quot;TB&quot;;IF([.G15]&gt;=14;&quot;B&quot;;IF([.G15]&gt;=12;&quot;AB&quot;;IF([.G15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MROUND(AVERAGE([.C16:.F16]);0.5)" office:value-type="float" office:value="11.5" calcext:value-type="float">
            <text:p>11,5</text:p>
          </table:table-cell>
          <table:table-cell table:formula="of:=IF([.G16]&gt;=10;&quot;validé&quot;;&quot;non-validé&quot;)" office:value-type="string" office:string-value="validé" calcext:value-type="string">
            <text:p>validé</text:p>
          </table:table-cell>
          <table:table-cell table:formula="of:=IF([.H16]  AND  ([.C16]&gt;=10);&quot;validé&quot;; &quot;non validé&quot;)" office:value-type="string" office:string-value="non validé" calcext:value-type="string">
            <text:p>non validé</text:p>
          </table:table-cell>
          <table:table-cell table:formula="of:=IF([.G16]   AND   (([.C16]&gt;=10)   OR   ([.E16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16]&gt;=16;&quot;TB&quot;;IF([.G16]&gt;=14;&quot;B&quot;;IF([.G16]&gt;=12;&quot;AB&quot;;IF([.G16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MROUND(AVERAGE([.C17:.F17]);0.5)" office:value-type="float" office:value="13" calcext:value-type="float">
            <text:p>13,0</text:p>
          </table:table-cell>
          <table:table-cell table:formula="of:=IF([.G17]&gt;=10;&quot;validé&quot;;&quot;non-validé&quot;)" office:value-type="string" office:string-value="validé" calcext:value-type="string">
            <text:p>validé</text:p>
          </table:table-cell>
          <table:table-cell table:formula="of:=IF([.H17]  AND  ([.C17]&gt;=10);&quot;validé&quot;; &quot;non validé&quot;)" office:value-type="string" office:string-value="validé" calcext:value-type="string">
            <text:p>validé</text:p>
          </table:table-cell>
          <table:table-cell table:formula="of:=IF([.G17]   AND   (([.C17]&gt;=10)   OR   ([.E17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7]&gt;=16;&quot;TB&quot;;IF([.G17]&gt;=14;&quot;B&quot;;IF([.G17]&gt;=12;&quot;AB&quot;;IF([.G17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MROUND(AVERAGE([.C18:.F18]);0.5)" office:value-type="float" office:value="11.5" calcext:value-type="float">
            <text:p>11,5</text:p>
          </table:table-cell>
          <table:table-cell table:formula="of:=IF([.G18]&gt;=10;&quot;validé&quot;;&quot;non-validé&quot;)" office:value-type="string" office:string-value="validé" calcext:value-type="string">
            <text:p>validé</text:p>
          </table:table-cell>
          <table:table-cell table:formula="of:=IF([.H18]  AND  ([.C18]&gt;=10);&quot;validé&quot;; &quot;non validé&quot;)" office:value-type="string" office:string-value="non validé" calcext:value-type="string">
            <text:p>non validé</text:p>
          </table:table-cell>
          <table:table-cell table:formula="of:=IF([.G18]   AND   (([.C18]&gt;=10)   OR   ([.E18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18]&gt;=16;&quot;TB&quot;;IF([.G18]&gt;=14;&quot;B&quot;;IF([.G18]&gt;=12;&quot;AB&quot;;IF([.G18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MROUND(AVERAGE([.C19:.F19]);0.5)" office:value-type="float" office:value="9.5" calcext:value-type="float">
            <text:p>9,5</text:p>
          </table:table-cell>
          <table:table-cell table:formula="of:=IF([.G19]&gt;=10;&quot;validé&quot;;&quot;non-validé&quot;)" office:value-type="string" office:string-value="non-validé" calcext:value-type="string">
            <text:p>non-validé</text:p>
          </table:table-cell>
          <table:table-cell table:formula="of:=IF([.H19]  AND  ([.C19]&gt;=10);&quot;validé&quot;; &quot;non validé&quot;)" office:value-type="string" office:string-value="non validé" calcext:value-type="string">
            <text:p>non validé</text:p>
          </table:table-cell>
          <table:table-cell table:formula="of:=IF([.G19]   AND   (([.C19]&gt;=10)   OR   ([.E19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19]&gt;=16;&quot;TB&quot;;IF([.G19]&gt;=14;&quot;B&quot;;IF([.G19]&gt;=12;&quot;AB&quot;;IF([.G19]&gt;=10;&quot;passable&quot;;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20:.F20]);0.5)" office:value-type="float" office:value="12.5" calcext:value-type="float">
            <text:p>12,5</text:p>
          </table:table-cell>
          <table:table-cell table:formula="of:=IF([.G20]&gt;=10;&quot;validé&quot;;&quot;non-validé&quot;)" office:value-type="string" office:string-value="validé" calcext:value-type="string">
            <text:p>validé</text:p>
          </table:table-cell>
          <table:table-cell table:formula="of:=IF([.H20]  AND  ([.C20]&gt;=10);&quot;validé&quot;; &quot;non validé&quot;)" office:value-type="string" office:string-value="validé" calcext:value-type="string">
            <text:p>validé</text:p>
          </table:table-cell>
          <table:table-cell table:formula="of:=IF([.G20]   AND   (([.C20]&gt;=10)   OR   ([.E20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20]&gt;=16;&quot;TB&quot;;IF([.G20]&gt;=14;&quot;B&quot;;IF([.G20]&gt;=12;&quot;AB&quot;;IF([.G20]&gt;=10;&quot;passable&quot;;&quot;Non validé&quot;))))" office:value-type="string" office:string-value="AB" calcext:value-type="string">
            <text:p>AB</text:p>
          </table:table-cell>
        </table:table-row>
        <table:table-row table:style-name="ro2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MROUND(AVERAGE([.C21:.F21]);0.5)" office:value-type="float" office:value="11.5" calcext:value-type="float">
            <text:p>11,5</text:p>
          </table:table-cell>
          <table:table-cell table:formula="of:=IF([.G21]&gt;=10;&quot;validé&quot;;&quot;non-validé&quot;)" office:value-type="string" office:string-value="validé" calcext:value-type="string">
            <text:p>validé</text:p>
          </table:table-cell>
          <table:table-cell table:formula="of:=IF([.H21]  AND  ([.C21]&gt;=10);&quot;validé&quot;; &quot;non validé&quot;)" office:value-type="string" office:string-value="validé" calcext:value-type="string">
            <text:p>validé</text:p>
          </table:table-cell>
          <table:table-cell table:formula="of:=IF([.G21]   AND   (([.C21]&gt;=10)   OR   ([.E21]&gt;=10));&quot;validé&quot;;&quot;non-validé&quot;)" office:value-type="string" office:string-value="validé" calcext:value-type="string">
            <text:p>validé</text:p>
          </table:table-cell>
          <table:table-cell/>
          <table:table-cell table:formula="of:=IF([.G21]&gt;=16;&quot;TB&quot;;IF([.G21]&gt;=14;&quot;B&quot;;IF([.G21]&gt;=12;&quot;AB&quot;;IF([.G21]&gt;=10;&quot;passable&quot;;&quot;Non validé&quot;))))" office:value-type="string" office:string-value="passable" calcext:value-type="string">
            <text:p>passable</text:p>
          </table:table-cell>
        </table:table-row>
        <table:table-row table:style-name="ro2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ROUND(AVERAGE([.C22:.F22]);0.5)" office:value-type="float" office:value="9" calcext:value-type="float">
            <text:p>9,0</text:p>
          </table:table-cell>
          <table:table-cell table:formula="of:=IF([.G22]&gt;=10;&quot;validé&quot;;&quot;non-validé&quot;)" office:value-type="string" office:string-value="non-validé" calcext:value-type="string">
            <text:p>non-validé</text:p>
          </table:table-cell>
          <table:table-cell table:formula="of:=IF([.H22]  AND  ([.C22]&gt;=10);&quot;validé&quot;; &quot;non validé&quot;)" office:value-type="string" office:string-value="non validé" calcext:value-type="string">
            <text:p>non validé</text:p>
          </table:table-cell>
          <table:table-cell table:formula="of:=IF([.G22]   AND   (([.C22]&gt;=10)   OR   ([.E22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22]&gt;=16;&quot;TB&quot;;IF([.G22]&gt;=14;&quot;B&quot;;IF([.G22]&gt;=12;&quot;AB&quot;;IF([.G22]&gt;=10;&quot;passable&quot;;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MROUND(AVERAGE([.C23:.F23]);0.5)" office:value-type="float" office:value="9" calcext:value-type="float">
            <text:p>9,0</text:p>
          </table:table-cell>
          <table:table-cell table:formula="of:=IF([.G23]&gt;=10;&quot;validé&quot;;&quot;non-validé&quot;)" office:value-type="string" office:string-value="non-validé" calcext:value-type="string">
            <text:p>non-validé</text:p>
          </table:table-cell>
          <table:table-cell table:formula="of:=IF([.H23]  AND  ([.C23]&gt;=10);&quot;validé&quot;; &quot;non validé&quot;)" office:value-type="string" office:string-value="non validé" calcext:value-type="string">
            <text:p>non validé</text:p>
          </table:table-cell>
          <table:table-cell table:formula="of:=IF([.G23]   AND   (([.C23]&gt;=10)   OR   ([.E23]&gt;=10));&quot;validé&quot;;&quot;non-validé&quot;)" office:value-type="string" office:string-value="non-validé" calcext:value-type="string">
            <text:p>non-validé</text:p>
          </table:table-cell>
          <table:table-cell/>
          <table:table-cell table:formula="of:=IF([.G23]&gt;=16;&quot;TB&quot;;IF([.G23]&gt;=14;&quot;B&quot;;IF([.G23]&gt;=12;&quot;AB&quot;;IF([.G23]&gt;=10;&quot;passable&quot;;&quot;Non validé&quot;))))" office:value-type="string" office:string-value="Non validé" calcext:value-type="string">
            <text:p>Non validé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oyenne</text:p>
          </table:table-cell>
          <table:table-cell/>
          <table:table-cell table:formula="of:=AVERAGE([.C2:.C23])" office:value-type="float" office:value="6.95454545454545" calcext:value-type="float">
            <text:p>6,95</text:p>
          </table:table-cell>
          <table:table-cell table:formula="of:=AVERAGE([.D2:.D23])" office:value-type="float" office:value="14" calcext:value-type="float">
            <text:p>14</text:p>
          </table:table-cell>
          <table:table-cell table:formula="of:=AVERAGE([.E2:.E23])" office:value-type="float" office:value="9.76190476190476" calcext:value-type="float">
            <text:p>9,76</text:p>
          </table:table-cell>
          <table:table-cell table:formula="of:=AVERAGE([.F2:.F23])" office:value-type="float" office:value="13.1428571428571" calcext:value-type="float">
            <text:p>13,14</text:p>
          </table:table-cell>
          <table:table-cell table:style-name="Default" table:formula="of:=AVERAGE([.G2:.G23])" office:value-type="float" office:value="11.0681818181818" calcext:value-type="float">
            <text:p>11,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Default" table:formula="of:=MIN([.G2:.G23])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Default" table:formula="of:=MAX([.G2:.G23])"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mbre d’élèves ayant obtenu 10 ou plus</text:p>
          </table:table-cell>
          <table:table-cell table:formula="of:=COUNTIF([.G2:.G23];&quot;&gt;=10&quot;)" office:value-type="float" office:value="17" calcext:value-type="float">
            <text:p>1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mbre d’élèves ayant obtenu 8 ou moins</text:p>
          </table:table-cell>
          <table:table-cell table:formula="of:=COUNTIF([.G2:.G23];&quot;&lt;=8&quot;)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5:32:07.067567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ominique Lachiver</meta:initial-creator>
    <meta:creation-date>2005-11-27T09:22:28</meta:creation-date>
    <dc:date>2018-11-08T16:15:34.181137581</dc:date>
    <dc:language>fr-FR</dc:language>
    <meta:editing-cycles>9</meta:editing-cycles>
    <meta:editing-duration>PT21M54S</meta:editing-duration>
    <meta:document-statistic meta:table-count="3" meta:cell-count="27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otted" svg:stroke-width="0.08cm" svg:stroke-color="#7da7d8" draw:fill-color="#7da7d8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otted" svg:stroke-width="0.08cm" svg:stroke-color="#5e8ac7" draw:fill-color="#5e8ac7"/>
      <style:text-properties fo:font-size="10pt" style:font-size-asian="10pt" style:font-size-complex="10pt"/>
    </style:style>
    <style:style style:name="ch11" style:family="chart">
      <style:graphic-properties draw:stroke="dash" draw:stroke-dash="Fine_20_Dott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5cm" chart:style-name="ch2">
          <text:p>Profil de Rouxel</text:p>
        </chart:title>
        <chart:legend chart:legend-position="end" svg:x="10.787cm" svg:y="3.612cm" style:legend-expansion="high" chart:style-name="ch3"/>
        <chart:plot-area chart:style-name="ch4" table:cell-range-address="Feuille1.A1:Feuille1.G1 Feuille1.A22:Feuille1.G22 Feuille1.A25:Feuille1.G27" chart:data-source-has-labels="both" svg:x="0.32cm" svg:y="1.196cm" svg:width="10.147cm" svg:height="7.624cm">
          <chartooo:coordinate-region svg:x="0.902cm" svg:y="1.356cm" svg:width="7.884cm" svg:height="6.896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B22" chart:class="chart:line">
            <chart:data-point chart:repeated="5"/>
          </chart:series>
          <chart:series chart:style-name="ch8" chart:values-cell-range-address="Feuille1.C25:Feuille1.G25" chart:label-cell-address="Feuille1.A25:Feuille1.B25" chart:class="chart:line">
            <chart:data-point chart:repeated="5"/>
          </chart:series>
          <chart:series chart:style-name="ch9" chart:values-cell-range-address="Feuille1.C26:Feuille1.G26" chart:label-cell-address="Feuille1.A26:Feuille1.B26" chart:class="chart:line">
            <chart:data-point chart:repeated="5"/>
          </chart:series>
          <chart:series chart:style-name="ch10" chart:values-cell-range-address="Feuille1.C27:Feuille1.G27" chart:label-cell-address="Feuille1.A27:Feuille1.B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 trimestrielle</text:p>
              </table:table-cell>
            </table:table-row>
          </table:table-header-rows>
          <table:table-rows>
            <table:table-row>
              <table:table-cell office:value-type="string">
                <text:p>ROUXEL Marc</text:p>
                <text:list>
                  <text:list-item>
                    <text:p>ROUXEL</text:p>
                  </text:list-item>
                  <text:list-item>
                    <text:p>Marc</text:p>
                  </text:list-item>
                </text:list>
                <draw:g>
                  <svg:desc>Feuille1.A22:Feuille1.B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Feuille1.A25:Feuille1.B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1.0681818181818">
                <text:p>11.0681818181818</text:p>
              </table:table-cell>
            </table:table-row>
            <table:table-row>
              <table:table-cell office:value-type="string">
                <text:p>Note la Plus Basse</text:p>
                <text:list>
                  <text:list-item>
                    <text:p>Note la Plus Basse</text:p>
                  </text:list-item>
                  <text:list-item>
                    <text:p/>
                  </text:list-item>
                </text:list>
                <draw:g>
                  <svg:desc>Feuille1.A26:Feuille1.B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haute</text:p>
                <text:list>
                  <text:list-item>
                    <text:p>Note la plus haute</text:p>
                  </text:list-item>
                  <text:list-item>
                    <text:p/>
                  </text:list-item>
                </text:list>
                <draw:g>
                  <svg:desc>Feuille1.A27:Feuille1.B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